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ddddd" draw:fill="solid" draw:fill-color="#ffffff" draw:fill-image-width="0cm" draw:fill-image-height="0cm" draw:textarea-horizontal-align="justify" draw:textarea-vertical-align="middle" draw:auto-grow-height="false" fo:min-height="22.25cm" fo:min-width="17.6cm"/>
    </style:style>
    <style:style style:name="gr2" style:family="graphic" style:parent-style-name="standard">
      <style:graphic-properties svg:stroke-color="#0066cc" draw:fill="solid" draw:fill-color="#ffffff" draw:textarea-horizontal-align="justify" draw:textarea-vertical-align="middle" draw:auto-grow-height="false" fo:min-height="1.25cm" fo:min-width="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svg:stroke-color="#0066cc" draw:fill="solid" draw:fill-color="#ffffff" draw:textarea-horizontal-align="justify" draw:textarea-vertical-align="middle" draw:auto-grow-height="false" fo:min-height="1.85cm" fo:min-width="4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3cm"/>
    </style:style>
    <style:style style:name="gr6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712cm" fo:min-width="1.2cm"/>
    </style:style>
    <style:style style:name="gr7" style:family="graphic" style:parent-style-name="standard">
      <style:graphic-properties draw:stroke="dash" draw:stroke-dash="_32__20_Dots_20_1_20_Dash" svg:stroke-color="#000000" draw:fill="solid" draw:fill-color="#ffffff" draw:textarea-horizontal-align="justify" draw:textarea-vertical-align="middle" draw:auto-grow-height="false" fo:min-height="2.85cm" fo:min-width="11.2cm"/>
    </style:style>
    <style:style style:name="gr8" style:family="graphic" style:parent-style-name="standard">
      <style:graphic-properties svg:stroke-color="#0066cc" draw:fill="solid" draw:fill-color="#ffffff" draw:textarea-horizontal-align="justify" draw:textarea-vertical-align="middle" draw:auto-grow-height="false" fo:min-height="1.85cm" fo:min-width="3.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38cm"/>
    </style:style>
    <style:style style:name="gr10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0.71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59cm"/>
    </style:style>
    <style:style style:name="gr12" style:family="graphic" style:parent-style-name="standard">
      <style:graphic-properties svg:stroke-color="#579d1c" draw:fill="solid" draw:fill-color="#ffffff" draw:textarea-horizontal-align="justify" draw:textarea-vertical-align="middle" draw:auto-grow-height="false" fo:min-height="2.95cm" fo:min-width="3.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0cm"/>
    </style:style>
    <style:style style:name="gr14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712cm" fo:min-width="1.34cm"/>
    </style:style>
    <style:style style:name="gr15" style:family="graphic" style:parent-style-name="standard">
      <style:graphic-properties svg:stroke-color="#579d1c" draw:fill="solid" draw:fill-color="#ffffff" draw:textarea-horizontal-align="justify" draw:textarea-vertical-align="middle" draw:auto-grow-height="false" fo:min-height="2.95cm" fo:min-width="4.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261cm"/>
    </style:style>
    <style:style style:name="gr17" style:family="graphic" style:parent-style-name="standard">
      <style:graphic-properties svg:stroke-color="#cc0000" draw:fill="solid" draw:fill-color="#ffffff" draw:textarea-horizontal-align="justify" draw:textarea-vertical-align="middle" draw:auto-grow-height="false" fo:min-height="1.65cm" fo:min-width="4.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84cm"/>
    </style:style>
    <style:style style:name="gr19" style:family="graphic" style:parent-style-name="standard">
      <style:graphic-properties svg:stroke-color="#cc0000" draw:fill="solid" draw:fill-color="#ffffff" draw:textarea-horizontal-align="justify" draw:textarea-vertical-align="middle" draw:auto-grow-height="false" fo:min-height="2.25cm" fo:min-width="4.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558cm"/>
    </style:style>
    <style:style style:name="gr2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3" style:family="graphic" style:parent-style-name="objectwithoutfill">
      <style:graphic-properties svg:stroke-color="#0066cc" draw:marker-end="Arrow" draw:marker-end-width="0.3cm" draw:fill="solid" draw:fill-color="#0066ff" draw:fill-image-width="0cm" draw:fill-image-height="0cm" draw:textarea-vertical-align="middle"/>
    </style:style>
    <style:style style:name="gr24" style:family="graphic" style:parent-style-name="objectwithoutfill">
      <style:graphic-properties svg:stroke-color="#0066cc" draw:marker-end="Arrow" draw:marker-end-width="0.3cm" draw:fill="none" draw:fill-color="#004586" draw:fill-image-width="0cm" draw:fill-image-height="0cm" draw:textarea-vertical-align="middle"/>
    </style:style>
    <style:style style:name="gr25" style:family="graphic" style:parent-style-name="objectwithoutfill">
      <style:graphic-properties svg:stroke-color="#579d1c" draw:marker-end="Arrow" draw:marker-end-width="0.3cm" draw:fill="none" draw:fill-color="#004586" draw:fill-image-width="0cm" draw:fill-image-height="0cm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712cm" fo:min-width="3.609cm"/>
    </style:style>
    <style:style style:name="gr27" style:family="graphic" style:parent-style-name="objectwithoutfill">
      <style:graphic-properties svg:stroke-color="#000000" draw:fill="none" draw:fill-color="#004586" draw:fill-image-width="0cm" draw:fill-image-height="0cm" draw:textarea-vertical-align="middle"/>
    </style:style>
    <style:style style:name="gr28" style:family="graphic" style:parent-style-name="standard">
      <style:graphic-properties svg:stroke-color="#993366" draw:fill="solid" draw:fill-color="#ffffff" draw:textarea-horizontal-align="justify" draw:textarea-vertical-align="middle" draw:auto-grow-height="false" fo:min-height="3.15cm" fo:min-width="2.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66cm"/>
    </style:style>
    <style:style style:name="gr30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712cm" fo:min-width="0.8cm"/>
    </style:style>
    <style:style style:name="gr31" style:family="graphic" style:parent-style-name="objectwithoutfill">
      <style:graphic-properties svg:stroke-color="#993366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1cm" svg:height="22.5cm" svg:x="1.4cm" svg:y="1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1.5cm" svg:x="10.9cm" svg:y="2.4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826cm" svg:height="0.962cm" svg:x="11.074cm" svg:y="2.6cm">
          <draw:text-box>
            <text:p>Browser</text:p>
          </draw:text-box>
        </draw:frame>
        <draw:custom-shape draw:style-name="gr4" draw:text-style-name="P1" draw:layer="layout" svg:width="4.8cm" svg:height="2.1cm" svg:x="10.4cm" svg:y="5.4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4.583cm" svg:height="0.962cm" svg:x="10.4cm" svg:y="5.538cm">
          <draw:text-box>
            <text:p>Load Balancer</text:p>
          </draw:text-box>
        </draw:frame>
        <draw:frame draw:style-name="gr6" draw:layer="layout" svg:width="1.7cm" svg:height="0.962cm" svg:x="12.1cm" svg:y="6.338cm">
          <draw:text-box>
            <text:p>ELB</text:p>
          </draw:text-box>
        </draw:frame>
        <draw:custom-shape draw:style-name="gr7" draw:text-style-name="P1" draw:layer="layout" svg:width="11.7cm" svg:height="3.1cm" svg:x="7.4cm" svg:y="8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1cm" svg:height="2.1cm" svg:x="7.8cm" svg:y="9.262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3.838cm" svg:height="0.962cm" svg:x="7.888cm" svg:y="9.4cm">
          <draw:text-box>
            <text:p>Web Server</text:p>
          </draw:text-box>
        </draw:frame>
        <draw:frame draw:style-name="gr10" draw:layer="layout" svg:width="1.752cm" svg:height="0.962cm" svg:x="9.136cm" svg:y="10.2cm">
          <draw:text-box>
            <text:p>EC2<text:tab/></text:p>
          </draw:text-box>
        </draw:frame>
        <draw:custom-shape draw:style-name="gr8" draw:text-style-name="P1" draw:layer="layout" svg:width="4.1cm" svg:height="2.1cm" svg:x="14.6cm" svg:y="9.262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3.838cm" svg:height="0.962cm" svg:x="14.662cm" svg:y="9.338cm">
          <draw:text-box>
            <text:p>Web Server</text:p>
          </draw:text-box>
        </draw:frame>
        <draw:frame draw:style-name="gr10" draw:layer="layout" svg:width="1.752cm" svg:height="0.962cm" svg:x="15.91cm" svg:y="10.138cm">
          <draw:text-box>
            <text:p>EC2<text:tab/></text:p>
          </draw:text-box>
        </draw:frame>
        <draw:frame draw:style-name="gr11" draw:layer="layout" svg:width="2.559cm" svg:height="0.962cm" svg:x="11.9cm" svg:y="9.8cm">
          <draw:text-box>
            <text:p>…........</text:p>
          </draw:text-box>
        </draw:frame>
        <draw:custom-shape draw:style-name="gr12" draw:text-style-name="P1" draw:layer="layout" svg:width="4.1cm" svg:height="3.2cm" svg:x="11.2cm" svg:y="13.3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4.069cm" svg:height="1.749cm" svg:x="11.2cm" svg:y="13.5cm">
          <draw:text-box>
            <text:p>SQL Server </text:p>
            <text:p><text:s text:c="3"/>database</text:p>
          </draw:text-box>
        </draw:frame>
        <draw:frame draw:style-name="gr14" draw:layer="layout" svg:width="1.84cm" svg:height="0.962cm" svg:x="12.4cm" svg:y="15.276cm">
          <draw:text-box>
            <text:p>RDS</text:p>
          </draw:text-box>
        </draw:frame>
        <draw:custom-shape draw:style-name="gr15" draw:text-style-name="P1" draw:layer="layout" svg:width="4.6cm" svg:height="3.2cm" svg:x="5.039cm" svg:y="16.9cm">
          <text:p/>
          <draw:enhanced-geometry svg:viewBox="0 0 21600 21600" draw:type="rectangle" draw:enhanced-path="M 0 0 L 21600 0 21600 21600 0 21600 0 0 Z N"/>
        </draw:custom-shape>
        <draw:frame draw:style-name="gr16" draw:layer="layout" svg:width="4.761cm" svg:height="2.384cm" svg:x="5.039cm" svg:y="17.1cm">
          <draw:text-box>
            <text:p><text:s text:c="2"/>SQL Server</text:p>
            <text:p><text:s text:c="5"/>standby</text:p>
          </draw:text-box>
        </draw:frame>
        <draw:custom-shape draw:style-name="gr17" draw:text-style-name="P1" draw:layer="layout" svg:width="5.2cm" svg:height="1.9cm" svg:x="1.9cm" svg:y="1.6cm">
          <text:p/>
          <draw:enhanced-geometry svg:viewBox="0 0 21600 21600" draw:type="rectangle" draw:enhanced-path="M 0 0 L 21600 0 21600 21600 0 21600 0 0 Z N"/>
        </draw:custom-shape>
        <draw:frame draw:style-name="gr18" draw:layer="layout" svg:width="5.184cm" svg:height="1.673cm" svg:x="1.916cm" svg:y="1.7cm">
          <draw:text-box>
            <text:p><text:s text:c="6"/>Registrar</text:p>
            <text:p>yourdomain.com</text:p>
          </draw:text-box>
        </draw:frame>
        <draw:custom-shape draw:style-name="gr19" draw:text-style-name="P1" draw:layer="layout" svg:width="5.1cm" svg:height="2.5cm" svg:x="2cm" svg:y="5.3cm">
          <text:p/>
          <draw:enhanced-geometry svg:viewBox="0 0 21600 21600" draw:type="rectangle" draw:enhanced-path="M 0 0 L 21600 0 21600 21600 0 21600 0 0 Z N"/>
        </draw:custom-shape>
        <draw:frame draw:style-name="gr20" draw:layer="layout" svg:width="4.447cm" svg:height="0.962cm" svg:x="2.23cm" svg:y="5.538cm">
          <draw:text-box>
            <text:p>Name servers</text:p>
          </draw:text-box>
        </draw:frame>
        <draw:frame draw:style-name="gr10" draw:text-style-name="P2" draw:layer="layout" svg:width="3.2cm" svg:height="0.962cm" svg:x="3cm" svg:y="6.6cm">
          <draw:text-box>
            <text:p><text:span text:style-name="T1">Route 53</text:span></text:p>
          </draw:text-box>
        </draw:frame>
        <draw:frame draw:style-name="gr14" draw:layer="layout" svg:width="1.84cm" svg:height="0.962cm" svg:x="6.4cm" svg:y="18.938cm">
          <draw:text-box>
            <text:p>RDS</text:p>
          </draw:text-box>
        </draw:frame>
        <draw:frame draw:style-name="gr21" draw:layer="layout" svg:width="4.058cm" svg:height="1.673cm" svg:x="2.642cm" svg:y="9.527cm">
          <draw:text-box>
            <text:p>Auto Scaling</text:p>
            <text:p><text:s text:c="6"/>group</text:p>
          </draw:text-box>
        </draw:frame>
        <draw:line draw:style-name="gr22" draw:text-style-name="P1" draw:layer="layout" svg:x1="4.5cm" svg:y1="3.7cm" svg:x2="4.5cm" svg:y2="5.1cm">
          <text:p/>
        </draw:line>
        <draw:line draw:style-name="gr22" draw:text-style-name="P1" draw:layer="layout" svg:x1="7.263cm" svg:y1="6.574cm" svg:x2="10.1cm" svg:y2="6.6cm">
          <text:p/>
        </draw:line>
        <draw:line draw:style-name="gr23" draw:text-style-name="P1" draw:layer="layout" svg:x1="12.6cm" svg:y1="4.1cm" svg:x2="12.6cm" svg:y2="5.2cm">
          <text:p/>
        </draw:line>
        <draw:line draw:style-name="gr23" draw:text-style-name="P1" draw:layer="layout" svg:x1="11.7cm" svg:y1="7.7cm" svg:x2="9.7cm" svg:y2="9cm">
          <text:p/>
        </draw:line>
        <draw:line draw:style-name="gr23" draw:text-style-name="P1" draw:layer="layout" svg:x1="14.2cm" svg:y1="7.8cm" svg:x2="17.6cm" svg:y2="9cm">
          <text:p/>
        </draw:line>
        <draw:line draw:style-name="gr24" draw:text-style-name="P1" draw:layer="layout" svg:x1="10.6cm" svg:y1="8.9cm" svg:x2="12.5cm" svg:y2="7.7cm">
          <text:p/>
        </draw:line>
        <draw:line draw:style-name="gr24" draw:text-style-name="P1" draw:layer="layout" svg:x1="16.2cm" svg:y1="8.9cm" svg:x2="13.2cm" svg:y2="7.8cm">
          <text:p/>
        </draw:line>
        <draw:line draw:style-name="gr24" draw:text-style-name="P1" draw:layer="layout" svg:x1="13.3cm" svg:y1="5.2cm" svg:x2="13.3cm" svg:y2="4cm">
          <text:p/>
        </draw:line>
        <draw:line draw:style-name="gr25" draw:text-style-name="P1" draw:layer="layout" svg:x1="10.8cm" svg:y1="11.5cm" svg:x2="12.5cm" svg:y2="13cm">
          <text:p/>
        </draw:line>
        <draw:line draw:style-name="gr25" draw:text-style-name="P1" draw:layer="layout" svg:x1="11.5cm" svg:y1="13cm" svg:x2="9.9cm" svg:y2="11.6cm">
          <text:p/>
        </draw:line>
        <draw:line draw:style-name="gr25" draw:text-style-name="P1" draw:layer="layout" svg:x1="16.1cm" svg:y1="11.6cm" svg:x2="14.1cm" svg:y2="13cm">
          <text:p/>
        </draw:line>
        <draw:line draw:style-name="gr25" draw:text-style-name="P1" draw:layer="layout" svg:x1="15cm" svg:y1="13cm" svg:x2="17.1cm" svg:y2="11.5cm">
          <text:p/>
        </draw:line>
        <draw:line draw:style-name="gr25" draw:text-style-name="P1" draw:layer="layout" svg:x1="11cm" svg:y1="14.8cm" svg:x2="9.6cm" svg:y2="16.5cm">
          <text:p/>
        </draw:line>
        <draw:frame draw:style-name="gr14" draw:layer="layout" svg:width="1.84cm" svg:height="0.962cm" svg:x="1.649cm" svg:y="22.267cm">
          <draw:text-box>
            <text:p>RDS</text:p>
          </draw:text-box>
        </draw:frame>
        <draw:frame draw:style-name="gr26" draw:layer="layout" svg:width="4.109cm" svg:height="0.962cm" svg:x="3.789cm" svg:y="22.267cm">
          <draw:text-box>
            <text:p>AWS service</text:p>
          </draw:text-box>
        </draw:frame>
        <draw:line draw:style-name="gr27" draw:text-style-name="P1" draw:layer="layout" svg:x1="1.689cm" svg:y1="21.767cm" svg:x2="19.289cm" svg:y2="21.767cm">
          <text:p/>
        </draw:line>
        <draw:custom-shape draw:style-name="gr28" draw:text-style-name="P1" draw:layer="layout" svg:width="3.3cm" svg:height="3.4cm" svg:x="2.8cm" svg:y="12.2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2.966cm" svg:height="1.673cm" svg:x="3.034cm" svg:y="12.427cm">
          <draw:text-box>
            <text:p><text:s text:c="3"/>Code <text:line-break/>Package</text:p>
          </draw:text-box>
        </draw:frame>
        <draw:frame draw:style-name="gr30" draw:layer="layout" svg:width="1.3cm" svg:height="0.962cm" svg:x="3.973cm" svg:y="14.3cm">
          <draw:text-box>
            <text:p>S3</text:p>
          </draw:text-box>
        </draw:frame>
        <draw:line draw:style-name="gr31" draw:text-style-name="P1" draw:layer="layout" svg:x1="4.4cm" svg:y1="12cm" svg:x2="4.4cm" svg:y2="11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7T20:13:39.058000000</meta:creation-date>
    <dc:date>2015-05-16T10:38:37.697000000</dc:date>
    <meta:editing-duration>PT1H3M53S</meta:editing-duration>
    <meta:editing-cycles>13</meta:editing-cycles>
    <meta:generator>LibreOffice/4.3.0.4$Windows_x86 LibreOffice_project/62ad5818884a2fc2e5780dd45466868d41009ec0</meta:generator>
    <meta:document-statistic meta:object-count="46"/>
  </office:meta>
</office:document-meta>
</file>